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99f7" officeooo:paragraph-rsid="000099f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099f7" officeooo:paragraph-rsid="000099f7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099f7" officeooo:paragraph-rsid="000099f7" style:font-weight-asian="normal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99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Лабораторная работа №7</text:span></text:p>
      <text:p text:style-name="P2"><text:span text:style-name="T1"/></text:p>
      <text:p text:style-name="P2"><text:span text:style-name="T1">Задания:</text:span></text:p>
      <text:p text:style-name="P4"><text:span text:style-name="T1">1. Даны два целых числа: A, B. Проверить истинность высказывания: «Справедливы неравенства A &gt; 2 и B ≤ 3»</text:span></text:p>
      <text:p text:style-name="P5">2. Даны три целых числа: A, B, C. Проверить истинность высказывания: «Справедливо двойное неравенство A &lt; B &lt; C».</text:p>
      <text:p text:style-name="P5">3. Дано целое положительное число. Проверить истинность высказывания: «Данное число является четным двузначным».</text:p>
      <text:p text:style-name="P5">4. Дано трехзначное число. Проверить истинность высказывания: «Цифры данного числа образуют возрастающую или убывающую последовательность».</text:p>
      <text:p text:style-name="P5">5. Дано четырехзначное число. Проверить истинность высказывания: «Данное число читается одинаково слева направо и справа налево».</text:p>
      <text:p text:style-name="P5">6. Даны целые числа a, b, c, являющиеся сторонами некоторого треугольника. Проверить истинность высказывания: «Треугольник со сторонами a, b, c является прямоугольным».</text:p>
      <text:p text:style-name="P5">7. Даны целые числа a, b, c. Проверить истинность высказывания: «Существует треугольник со сторонами a, b, c».</text:p>
      <text:p text:style-name="P3"><text:span text:style-name="T1"/></text:p>
      <text:p text:style-name="P1"><text:span text:style-name="T2">№</text:span>1</text:p>
      <text:p text:style-name="Standard">#include &lt;iostream&gt;<text:line-break/><text:line-break/>using namespace std;<text:line-break/><text:line-break/>int main()<text:line-break/>{ int A,B;<text:line-break/> <text:s text:c="3"/>cout&lt;&lt;"Введите А и В: ";<text:line-break/> <text:s text:c="3"/>cin &gt;&gt; A &gt;&gt; B;<text:line-break/> <text:s text:c="3"/>if (A &gt; 2 &amp;&amp; B &lt;= 3) <text:line-break/> <text:s text:c="3"/>cout &lt;&lt; "Истинно" ;<text:line-break/> <text:s text:c="3"/>else<text:line-break/> <text:s text:c="3"/>cout &lt;&lt; "Ложно" ;<text:line-break/> <text:s text:c="3"/>return 0;<text:line-break/>}</text:p>
      <text:p text:style-name="Standard"/>
      <text:p text:style-name="P1"><text:span text:style-name="T2">№</text:span>2</text:p>
      <text:p text:style-name="Standard">#include &lt;iostream&gt;<text:line-break/><text:line-break/>using namespace std;<text:line-break/><text:soft-page-break/><text:line-break/>int main()<text:line-break/>{int A,B, C;<text:line-break/> <text:s text:c="3"/>cout&lt;&lt;"Введите А, В и C: ";<text:line-break/> <text:s text:c="3"/>cin &gt;&gt; A &gt;&gt; B &gt;&gt; C;<text:line-break/> <text:s text:c="3"/>if (A &lt; B &amp;&amp; B &lt; C) <text:line-break/> <text:s text:c="3"/>cout &lt;&lt; "Истинно" ;<text:line-break/> <text:s text:c="3"/>else<text:line-break/> <text:s text:c="3"/>cout &lt;&lt; "Ложно" ;<text:line-break/><text:line-break/> <text:s text:c="3"/>return 0;<text:line-break/>}</text:p>
      <text:p text:style-name="P1"/>
      <text:p text:style-name="P1"><text:span text:style-name="T2">№</text:span>3</text:p>
      <text:p text:style-name="Standard">#include &lt;iostream&gt;<text:line-break/><text:line-break/>using namespace std;<text:line-break/><text:line-break/>int main()<text:line-break/>{ int x;<text:line-break/> <text:s text:c="3"/>cout&lt;&lt;"Введите число: ";<text:line-break/> <text:s text:c="3"/>cin &gt;&gt; x;<text:line-break/> <text:s text:c="3"/>if (x % 2 == 0 &amp;&amp; x &gt; 9 &amp;&amp; x &lt; 100)<text:line-break/> <text:s text:c="3"/>cout &lt;&lt; "Число четное и двузначное" ;<text:line-break/> <text:s text:c="3"/>else<text:line-break/> <text:s text:c="3"/>cout &lt;&lt; "Число не является четным и двузначным" ;<text:line-break/><text:line-break/> <text:s text:c="3"/>return 0;<text:line-break/>}</text:p>
      <text:p text:style-name="Standard"/>
      <text:p text:style-name="P1"><text:span text:style-name="T2">№</text:span>4</text:p>
      <text:p text:style-name="Standard">#include &lt;iostream&gt;<text:line-break/><text:line-break/>using namespace std;<text:line-break/><text:line-break/>int main()<text:line-break/>{ int x,a,b,c;<text:line-break/> <text:s text:c="3"/>cout&lt;&lt;"Введите трехзначное число: ";<text:line-break/> <text:s text:c="3"/>cin&gt;&gt;x;<text:line-break/> <text:s/>a=x%10; //последняя цифра<text:line-break/> <text:s/>b=(x/10)%10; //вторая цифра<text:line-break/> <text:s/>c=x/100; //первая цифра<text:line-break/> <text:s/>if (a&gt;b &amp;&amp; b&gt;c) <text:line-break/> <text:s/>cout &lt;&lt; "Возрастающая последовательность";<text:line-break/> <text:s/>else {<text:line-break/> <text:s/>if (a&lt;b &amp;&amp; b&lt;c)<text:line-break/> <text:s text:c="3"/>cout &lt;&lt; "Убывающая последовательность";<text:line-break/>else<text:line-break/>cout&lt;&lt; "Неверно"; }<text:line-break/><text:soft-page-break/> <text:s text:c="3"/>return 0;<text:line-break/>}</text:p>
      <text:p text:style-name="Standard"/>
      <text:p text:style-name="P1"><text:span text:style-name="T2">№</text:span>5</text:p>
      <text:p text:style-name="Standard"><text:line-break/>#include &lt;iostream&gt;<text:line-break/><text:line-break/>using namespace std;<text:line-break/><text:line-break/>int main()<text:line-break/>{ int x, a, b, c, d;<text:line-break/> <text:s text:c="3"/>cout&lt;&lt;"Введите четырехзначное число: ";<text:line-break/> <text:s text:c="3"/>cin&gt;&gt;x;<text:line-break/> <text:s text:c="3"/>a = x / 1000 ; // 1 <text:line-break/> <text:s text:c="3"/>b = (x / 100) % 10 ; // 2<text:line-break/> <text:s text:c="3"/>c = (x / 10) &amp; 10 ; // 3<text:line-break/> <text:s text:c="3"/>d = x % 10 ; // 4<text:line-break/> <text:s text:c="3"/>if (a == d &amp;&amp; b == c) <text:line-break/> <text:s text:c="3"/>cout &lt;&lt; "Все тип-топ";<text:line-break/> <text:s text:c="3"/>else <text:line-break/> <text:s text:c="3"/>cout &lt;&lt; "Попробуйте еще раз" ;<text:line-break/><text:line-break/> <text:s text:c="3"/>return 0;<text:line-break/>}</text:p>
      <text:p text:style-name="Standard"/>
      <text:p text:style-name="P1"><text:span text:style-name="T2">№</text:span>6</text:p>
      <text:p text:style-name="Standard">#include &lt;iostream&gt;<text:line-break/><text:line-break/>using namespace std;<text:line-break/><text:line-break/>int main()<text:line-break/>{ int a, b, c;<text:line-break/> <text:s text:c="3"/>cout&lt;&lt;"Введите стороны треугольника: ";<text:line-break/> <text:s text:c="3"/>cin &gt;&gt; a &gt;&gt; b &gt;&gt; c ;<text:line-break/> <text:s text:c="3"/>if ((a*a + b*b == c*c) || (b*b + c*c == a*a) || (a*a + c*c == b*b)) {<text:line-break/> <text:s text:c="3"/>cout &lt;&lt; "Треугольник прямоугольный" ; }<text:line-break/> <text:s text:c="3"/>else {<text:line-break/> <text:s text:c="3"/>cout &lt;&lt; "Треугольник не прямоугольный" ; }<text:line-break/><text:line-break/> <text:s text:c="3"/>return 0;<text:line-break/>}</text:p>
      <text:p text:style-name="Standard"/>
      <text:p text:style-name="P1"><text:span text:style-name="T2">№</text:span>7</text:p>
      <text:p text:style-name="Standard"><text:line-break/>#include &lt;iostream&gt;<text:line-break/><text:line-break/>using namespace std;<text:line-break/><text:line-break/>int main()<text:line-break/><text:soft-page-break/>{ int a, b, c;<text:line-break/> <text:s text:c="3"/>cout&lt;&lt;"Введите стороны треугольника: ";<text:line-break/> <text:s text:c="3"/>cin &gt;&gt; a &gt;&gt; b &gt;&gt; c ;<text:line-break/> <text:s text:c="3"/>if ((a+b &gt; c) || (b+c &gt; a) || (a+c &gt; b)) {<text:line-break/> <text:s text:c="3"/>cout &lt;&lt; "Треугольник существует" ; }<text:line-break/> <text:s text:c="3"/>else {<text:line-break/> <text:s text:c="3"/>cout &lt;&lt; "Треугольник не существует" ; }<text:line-break/><text:line-break/> <text:s text:c="3"/>return 0;<text:line-break/><text:line-break/> <text:s text:c="3"/>return 0;<text:line-break/>}<text:line-break/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03:03.210000000</dc:date>
    <meta:editing-duration>PT1M43S</meta:editing-duration>
    <meta:editing-cycles>1</meta:editing-cycles>
    <meta:document-statistic meta:table-count="0" meta:image-count="0" meta:object-count="0" meta:page-count="4" meta:paragraph-count="23" meta:word-count="509" meta:character-count="2994" meta:non-whitespace-character-count="2260"/>
  </office:meta>
</office:document-meta>
</file>